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color="#FF0000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color="#FF0000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color="#FF0000" fo:font-size="12pt" style:font-size-asian="12pt" style:font-size-complex="12pt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1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7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4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5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6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7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31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32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33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34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Times New Roman" style:font-name-complex="Times New Roman" fo:color="#FF0000" fo:font-size="12pt" style:font-size-asian="12pt" style:font-size-complex="12pt"/>
    </style:style>
    <style:style style:name="P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" style:parent-style-name="ListParagraph" style:list-style-name="LFO2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4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style:font-name="Times New Roman" style:font-name-complex="Times New Roman" fo:color="#FF0000" fo:font-size="12pt" style:font-size-asian="12pt" style:font-size-complex="12pt"/>
    </style:style>
    <style:style style:name="P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Fill in red text</text:p>
      <text:p text:style-name="Normal"><text:span text:style-name="T2">Target journal:<text:s/></text:span><text:span text:style-name="T3">Name (Impact Factor or CiteScore) url of author guide</text:span></text:p>
      <text:p text:style-name="Normal"><text:span text:style-name="T4">Alternative journals (1):<text:s/></text:span><text:span text:style-name="T5">Name (Impact Factor or CiteScore) url of author guide</text:span></text:p>
      <text:p text:style-name="Normal"><text:span text:style-name="T6">Alternative journals (2):<text:s/></text:span><text:span text:style-name="T7">Name (Impact Factor or CiteScore) url of author guide</text:span></text:p>
      <text:p text:style-name="P8"/>
      <text:p text:style-name="P9">5 Reviewers:</text:p>
      <text:p text:style-name="P10">1.<text:tab/>Name, Affiliation, institutional email, reason</text:p>
      <text:p text:style-name="P11">2.<text:tab/>Name, Affiliation, institutional email, reason</text:p>
      <text:p text:style-name="P12">3.<text:tab/>Name, Affiliation, institutional email, reason</text:p>
      <text:p text:style-name="P13">4.<text:tab/>Name, Affiliation, institutional email, reason</text:p>
      <text:p text:style-name="P14">5.<text:tab/>Name, Affiliation, institutional email, reason</text:p>
      <text:p text:style-name="P15"/>
      <text:p text:style-name="P16">Title</text:p>
      <text:p text:style-name="P17">Your name as you would like it to appear (e.g. with middle initial), and others that helped</text:p>
      <text:p text:style-name="P18">Your affiliation</text:p>
      <text:p text:style-name="P19">Your email</text:p>
      <text:p text:style-name="P20"/>
      <text:p text:style-name="P21">Introduction</text:p>
      <text:p text:style-name="P22"/>
      <text:list text:style-name="LFO2" text:continue-numbering="true">
        <text:list-item>
          <text:p text:style-name="P23">Tell the “story” of your article in short bullets &lt;10; no sentences</text:p>
        </text:list-item>
        <text:list-item>
          <text:p text:style-name="P24">Why is it important?</text:p>
        </text:list-item>
        <text:list-item>
          <text:p text:style-name="P25">What knowledge to you hope to provide?</text:p>
        </text:list-item>
        <text:list-item>
          <text:p text:style-name="P26">Why is your work different/new? Key reference if needed</text:p>
        </text:list-item>
        <text:list-item>
          <text:p text:style-name="P27">Link to your literature review on Appropedia</text:p>
        </text:list-item>
      </text:list>
      <text:p text:style-name="P28"/>
      <text:p text:style-name="P29">Methods</text:p>
      <text:list text:style-name="LFO2" text:continue-numbering="true">
        <text:list-item>
          <text:p text:style-name="P30">Exactly what experiment/simulation/theory will you use</text:p>
        </text:list-item>
        <text:list-item>
          <text:p text:style-name="P31">What variables to investigate?</text:p>
        </text:list-item>
        <text:list-item>
          <text:p text:style-name="P32">Equipment used (vendor, location)</text:p>
        </text:list-item>
        <text:list-item>
          <text:p text:style-name="P33">Software used (version, link)</text:p>
        </text:list-item>
        <text:list-item>
          <text:p text:style-name="P34">Materials used (vendor, location)</text:p>
        </text:list-item>
      </text:list>
      <text:p text:style-name="P35"/>
      <text:p text:style-name="P36">Results</text:p>
      <text:list text:style-name="LFO2" text:continue-numbering="true">
        <text:list-item>
          <text:p text:style-name="P37"><text:span text:style-name="T38">What do you think your results will look like (e.g. kinds of tables or graphs)? can hand sketch</text:span></text:p>
        </text:list-item>
      </text:list>
      <text:p text:style-name="P39"/>
      <text:p text:style-name="P40">Discussion</text:p>
      <text:list text:style-name="LFO2" text:continue-numbering="true">
        <text:list-item>
          <text:p text:style-name="P41">What are the main points you want to make about your data</text:p>
        </text:list-item>
      </text:list>
      <text:p text:style-name="P42">Conclusions</text:p>
      <text:p text:style-name="P43"/>
      <text:p text:style-name="P44">References</text:p>
      <text:p text:style-name="P45">Use Zotero for references<text:s/>– add them as you write, ensure bibliography added here using format for selected target journal.</text:p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hua Pearce</meta:initial-creator>
    <dc:creator>Joshua Pearce</dc:creator>
    <meta:creation-date>2023-07-26T14:00:00Z</meta:creation-date>
    <dc:date>2023-07-26T14:03:00Z</dc:date>
    <meta:template xlink:href="Normal" xlink:type="simple"/>
    <meta:editing-cycles>1</meta:editing-cycles>
    <meta:editing-duration>PT180S</meta:editing-duration>
    <meta:document-statistic meta:page-count="2" meta:paragraph-count="2" meta:word-count="209" meta:character-count="1399" meta:row-count="9" meta:non-whitespace-character-count="1192"/>
  </office:meta>
</office:document-meta>
</file>